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officeooo:rsid="00162e3f" officeooo:paragraph-rsid="00162e3f"/>
    </style:style>
    <style:style style:name="P2" style:family="paragraph" style:parent-style-name="Standard">
      <style:paragraph-properties fo:line-height="115%"/>
      <style:text-properties fo:font-size="18pt" style:text-underline-style="solid" style:text-underline-width="auto" style:text-underline-color="font-color" fo:font-weight="bold" officeooo:rsid="00162e3f" officeooo:paragraph-rsid="00162e3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 a Web Services</text:p>
      <text:p text:style-name="P1"/>
      <text:p text:style-name="P1">WWW – Rede de alcance mundial</text:p>
      <text:p text:style-name="P1">Meio de comunicação global</text:p>
      <text:p text:style-name="P1">Utilizadores podem escrever através de computadores conectados à internet</text:p>
      <text:p text:style-name="P1"/>
      <text:p text:style-name="P1">Internet – rede mundial de computadores interligados</text:p>
      <text:p text:style-name="P1">dados e informações são transmitidas para qualquer usuario conectado</text:p>
      <text:p text:style-name="P1">rede de várias outras redes</text:p>
      <text:p text:style-name="P1"/>
      <text:p text:style-name="P1">Alcance Local e Global, ligado por diversas tecnlogia</text:p>
      <text:p text:style-name="P1"/>
      <text:p text:style-name="P1">Surgimento WEB – páginas estáticas em HTML</text:p>
      <text:p text:style-name="P1">chat, busca, noticia</text:p>
      <text:p text:style-name="P1"/>
      <text:p text:style-name="P1">WEB 1.0 bancos, empresas comercio</text:p>
      <text:p text:style-name="P1">pessoas comuns, pagar, info simples</text:p>
      <text:p text:style-name="P1"/>
      <text:p text:style-name="P1">WEB 2.0 Crescimento de rede sociais</text:p>
      <text:p text:style-name="P1">Páginas começaram a ser dinâmicas</text:p>
      <text:p text:style-name="P1">maior interatividade e usuario</text:p>
      <text:p text:style-name="P1"/>
      <text:p text:style-name="P1">WEB 3.0 Blockchain</text:p>
      <text:p text:style-name="P1"/>
      <text:p text:style-name="P1">WEB – sistema de informações ligadas Hipermed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EB SERVICES</text:p>
      <text:p text:style-name="P1"/>
      <text:p text:style-name="P1">São programas que fornecem funcionalidades para outros programas. Eles estão em servidores da web para que possam ser localizados e chamados por meio de uma rede, geralmente, a internet.</text:p>
      <text:p text:style-name="P1">Pode ser considerado como uma ponte que liga diferentes sistemas.</text:p>
      <text:p text:style-name="P1"/>
      <text:p text:style-name="P1">Em resumo, os web services são componentes que permitem que as aplicações enviem e recebam dados. Cada aplicação pode ter a sua própria linguagem (Java ou Python, por exemplo), que é traduzida para uma linguagem universal no formato intermediário, como XML e JSON. Assim, a aplicação solicita uma dessas operações.</text:p>
      <text:p text:style-name="P1"/>
      <text:p text:style-name="P1">Portanto, o web service é responsável por efetuar o processamento e enviar os dados para a aplicação que requisitou a oper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4:43:00.123000000</meta:creation-date>
    <dc:date>2023-10-26T15:13:53.576000000</dc:date>
    <meta:editing-duration>PT30M55S</meta:editing-duration>
    <meta:editing-cycles>1</meta:editing-cycles>
    <meta:document-statistic meta:table-count="0" meta:image-count="0" meta:object-count="0" meta:page-count="2" meta:paragraph-count="22" meta:word-count="205" meta:character-count="1350" meta:non-whitespace-character-count="1163"/>
    <meta:generator>LibreOffice/7.6.2.1$Windows_X86_64 LibreOffice_project/56f7684011345957bbf33a7ee678afaf4d2ba333</meta:generator>
  </office:meta>
</office:document-meta>
</file>